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∇</mo>
        <mi>p</mi>
      </msub>
      <mrow>
        <mi/>
        <mo stretchy="false">≡</mo>
        <mi/>
      </mrow>
      <mfenced open="(" close=")">
        <mrow>
          <mfrac>
            <mo stretchy="false">∂</mo>
            <mrow>
              <mo stretchy="false">∂</mo>
              <msub>
                <mi>p</mi>
                <mi>x</mi>
              </msub>
            </mrow>
          </mfrac>
          <mi>,</mi>
          <mfrac>
            <mo stretchy="false">∂</mo>
            <mrow>
              <mo stretchy="false">∂</mo>
              <msub>
                <mi>p</mi>
                <mi>y</mi>
              </msub>
            </mrow>
          </mfrac>
          <mi>,</mi>
          <mfrac>
            <mo stretchy="false">∂</mo>
            <mrow>
              <mo stretchy="false">∂</mo>
              <msub>
                <mi>p</mi>
                <mi>z</mi>
              </msub>
            </mrow>
          </mfrac>
        </mrow>
      </mfenced>
    </mrow>
    <annotation encoding="StarMath 5.0">nabla _p `equiv` left ( partial over {partial p_x} , partial over {partial p_y} , partial over {partial p_z}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22:41:20.662000000</meta:creation-date>
    <meta:generator>LibreOffice/4.1.4.2$Windows_x86 LibreOffice_project/0a0440ccc0227ad9829de5f46be37cfb6edcf72</meta:generator>
  </office:meta>
</office:document-meta>
</file>